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6.6%"/>
    </style:style>
    <style:style style:name="T3" style:parent-style-name="DefaultParagraphFont" style:family="text">
      <style:text-properties style:text-position="super 66.6%"/>
    </style:style>
    <style:style style:name="T4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Deep learning Talk</text:p>
      <text:p text:style-name="Standard"/>
      <text:p text:style-name="Standard">When it started</text:p>
      <text:p text:style-name="Standard">yann LeCunn handwritten digit</text:p>
      <text:p text:style-name="Standard">Really though 2012, Imagenet, Hinton Krashinsky</text:p>
      <text:p text:style-name="Standard"><text:tab/>2<text:span text:style-name="T2">nd</text:span><text:s/>place on was vying for fractions of percent</text:p>
      <text:p text:style-name="Standard"><text:s text:c="12"/>1<text:span text:style-name="T3">st</text:span><text:s/>place + XX percent</text:p>
      <text:p text:style-name="Standard">Harnessed power of GPU and ability to do huge matrix manips</text:p>
      <text:p text:style-name="Standard"/>
      <text:p text:style-name="Standard">Started the ball rolling</text:p>
      <text:p text:style-name="Standard"><text:tab/>lead to paper all vision should be deep learning</text:p>
      <text:p text:style-name="Standard"><text:tab/>Bit of a kerfuffle amongst vision people, Gotta forget it all and start over?</text:p>
      <text:p text:style-name="Standard"><text:tab/>Mostly Yep you do</text:p>
      <text:p text:style-name="Standard"/>
      <text:p text:style-name="Standard">Libraries developed, theano, keras, tensorflow, tensorflow, mxnet</text:p>
      <text:p text:style-name="Standard"><text:tab/>tensorflow is slow, but well docced, lots of examples, lots of accolytes</text:p>
      <text:p text:style-name="Standard"><text:tab/>getting over the slow by adopting faster networks as underlying providers (Keras)</text:p>
      <text:p text:style-name="Standard"><text:tab/>mxNet – very fast but extremly poorly documeneted to start much better now, multi GPU and<text:s/><text:tab/><text:tab/>platform</text:p>
      <text:p text:style-name="Standard"><text:tab/>pyTorch – fast, code examples, multi platform, mutiGPU</text:p>
      <text:p text:style-name="Standard"><text:tab/>Changing quickly (MxNet better doced), Tensorflow swallowed Keras</text:p>
      <text:p text:style-name="Standard"><text:tab/>Best? <text:s/>Dont know, really.</text:p>
      <text:p text:style-name="Standard"/>
      <text:p text:style-name="Standard">The heart</text:p>
      <text:p text:style-name="Standard"><text:s/><text:span text:style-name="T4">data, architecture, error function, simple math</text:span></text:p>
      <text:p text:style-name="Standard"><text:s/>the neuron</text:p>
      <text:p text:style-name="Standard"><text:s/>show forward</text:p>
      <text:p text:style-name="Standard"><text:s/>show backward (chain rule, derivitive ???)</text:p>
      <text:p text:style-name="Standard">Show update of weights</text:p>
      <text:p text:style-name="Standard"/>
      <text:p text:style-name="Standard">Simple right?</text:p>
      <text:p text:style-name="Standard"><text:tab/>Have it morph to real networks</text:p>
      <text:p text:style-name="Standard"><text:s text:c="12"/>Have 100,000,000 of<text:s/>these?</text:p>
      <text:p text:style-name="Standard"><text:tab/>In layers</text:p>
      <text:p text:style-name="Standard"><text:s/>What happens when its wrong?</text:p>
      <text:p text:style-name="Standard"><text:s text:c="11"/>Show single var debug</text:p>
      <text:p text:style-name="Standard"><text:s text:c="11"/>What happens when you have 100,000,000 vars and any combonation can be off</text:p>
      <text:p text:style-name="Standard"><text:tab/>Difficult and discouraging</text:p>
      <text:p text:style-name="Standard"/>
      <text:p text:style-name="Standard">So so simple why so hard</text:p>
      <text:p text:style-name="Standard"><text:tab/>100,000,000 params corresponds to<text:s/>400,000,000 bytes, all need to be calculated and backpropped</text:p>
      <text:p text:style-name="Standard"><text:tab/>takes to long on CPU</text:p>
      <text:p text:style-name="Standard"><text:s text:c="12"/>faster on GPU (10-30 times), or multiple GPUs (perfectly parallel problem, calc new weights for multiple images, average results, update weights) possible linear scaling)</text:p>
      <text:p text:style-name="Standard"><text:s text:c="12"/>libraries support GPU</text:p>
      <text:p text:style-name="Standard"><text:tab/>need muscular machine (easy any gamer rig)</text:p>
      <text:p text:style-name="Standard"><text:s text:c="9"/><text:s text:c="3"/>needs to run for days or weeks to train full throttle (hard burn out those gamer rig GPUs)</text:p>
      <text:p text:style-name="Standard"><text:tab/><text:tab/>training a model overnight and my GPU was 80 C or 175 F</text:p>
      <text:p text:style-name="Standard"><text:tab/>Need to learn to harness cloud based resources</text:p>
      <text:p text:style-name="Standard"><text:tab/>Easy, Amazon, provision a machine, start it up, install<text:s/>software…. Hard, so use preconfigured machine instances (get your muscle machine for dollars per hour)</text:p>
      <text:p text:style-name="Standard"><text:s text:c="12"/>Linux – period. <text:s/>You ask how to run this on windows and you might be mocked</text:p>
      <text:p text:style-name="Standard"><text:s text:c="12"/>Python – not this. <text:s/>Show simple python)</text:p>
      <text:p text:style-name="Standard"><text:s text:c="27"/>this - <text:s/>show building a network code</text:p>
      <text:p text:style-name="Standard"><text:tab/><text:tab/><text:tab/>show image transform pipeline</text:p>
      <text:p text:style-name="Standard"><text:s text:c="13"/>Need to know your vector ops.</text:p>
      <text:p text:style-name="Standard"/>
      <text:p text:style-name="Standard"><text:tab/>And… need to know data manip routines, image formatting, normalization (subtractby mean and divide by standard dev), data cleaning</text:p>
      <text:p text:style-name="Standard">I worked on one prob over summer where I had to mask plant out of thousands of images</text:p>
      <text:p text:style-name="Standard"><text:s text:c="24"/>much done with openCV, pillow, and Pandas</text:p>
      <text:p text:style-name="Standard"/>
      <text:p text:style-name="Standard">DL problem process</text:p>
      <text:p text:style-name="Standard"><text:s/>see https://arxiv.org/pdf/1704.01568.pdf</text:p>
      <text:p text:style-name="Standard"><text:s text:c="6"/></text:p>
      <text:p text:style-name="Standard">What we are doing with it</text:p>
      <text:p text:style-name="Standard"><text:s text:c="8"/>Computer vision – everything</text:p>
      <text:p text:style-name="Standard"><text:s text:c="19"/>face recognition</text:p>
      <text:p text:style-name="Standard"><text:s text:c="5"/><text:s text:c="14"/>localization (show felton detector)</text:p>
      <text:p text:style-name="Standard"><text:s text:c="19"/>multi object detection (SSD)</text:p>
      <text:p text:style-name="Standard"><text:s text:c="19"/>Art (NS, Cyclic GANs – see medium article)</text:p>
      <text:p text:style-name="Standard"><text:s text:c="19"/>determining whether an image was of a dog or a cat. <text:s/>Considered intractable in ???</text:p>
      <text:p text:style-name="Standard"><text:s text:c="19"/>Here is the code to do that BTW</text:p>
      <text:p text:style-name="Standard"><text:s text:c="19"/>body movement copying for games</text:p>
      <text:p text:style-name="Standard"><text:s text:c="9"/>Speaking of games, reinforcement learning</text:p>
      <text:p text:style-name="Standard"><text:tab/><text:s text:c="8"/>keeps track of entire round if you win change markov weights to encourage model to follow that series of preds in the future (sems a bit bogus)</text:p>
      <text:p text:style-name="Standard"><text:s text:c="9"/>Speech recognition and synthesis</text:p>
      <text:p text:style-name="Standard"><text:tab/><text:tab/>text prediction</text:p>
      <text:p text:style-name="Standard"><text:s text:c="24"/>real time translation</text:p>
      <text:p text:style-name="Standard"><text:tab/><text:tab/>etc</text:p>
      <text:p text:style-name="Standard"><text:s text:c="9"/>Structured Data Analysis</text:p>
      <text:p text:style-name="Standard"><text:s text:c="20"/>just starting</text:p>
      <text:p text:style-name="Standard"><text:s text:c="20"/>analyzing tabular data</text:p>
      <text:p text:style-name="Standard"><text:tab/><text:tab/><text:s text:c="4"/>predict store sales</text:p>
      <text:p text:style-name="Standard"><text:tab/><text:tab/><text:s text:c="4"/>house prices</text:p>
      <text:p text:style-name="Standard"><text:s text:c="28"/>first convert data in floats and categories represented by numbers</text:p>
      <text:p text:style-name="Standard"><text:s text:c="36"/>feed through a NN</text:p>
      <text:p text:style-name="Standard"><text:s text:c="10"/></text:p>
      <text:p text:style-name="Standard"><text:s/>Other stuff, I cant keep up</text:p>
      <text:p text:style-name="Standard"><text:bookmark-start text:name="_GoBack"/>Why to jump on board now? <text:s/>Big advances being made<text:s/>with easy ideas</text:p>
      <text:p text:style-name="Standard"><text:s text:c="4"/>Cyclic learning rates, learning rate finder, focal loss</text:p>
      <text:p text:style-name="Standard"><text:bookmark-end text:name="_GoBack"/></text:p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s/></text:p>
      <text:p text:style-name="Standard"/>
      <text:p text:style-name="Standard">Most of the easy stuff is transfer learning</text:p>
      <text:p text:style-name="Standard">take an exiting fully trained networkslop off the head (last FC layer)</text:p>
      <text:p text:style-name="Standard">slap on a new head (# outputs = # classes)</text:p>
      <text:p text:style-name="Standard">train</text:p>
      <text:p text:style-name="Standard">test</text:p>
      <text:p text:style-name="Standard">done</text:p>
      <text:p text:style-name="Standard"/>
      <text:p text:style-name="Standard">Recognize a cat verses ado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erkins</meta:initial-creator>
    <dc:creator>Perkins</dc:creator>
    <meta:creation-date>2018-11-01T14:43:00Z</meta:creation-date>
    <dc:date>2018-11-08T03:52:00Z</dc:date>
    <meta:template xlink:href="Normal" xlink:type="simple"/>
    <meta:editing-cycles>2</meta:editing-cycles>
    <meta:editing-duration>PT170640S</meta:editing-duration>
    <meta:document-statistic meta:page-count="1" meta:paragraph-count="8" meta:word-count="628" meta:character-count="4204" meta:row-count="29" meta:non-whitespace-character-count="3584"/>
  </office:meta>
</office:document-meta>
</file>